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3fd9" officeooo:paragraph-rsid="00143fd9"/>
    </style:style>
    <style:style style:name="P2" style:family="paragraph" style:parent-style-name="Standard">
      <style:text-properties officeooo:rsid="00161d97" officeooo:paragraph-rsid="00161d97"/>
    </style:style>
    <style:style style:name="P3" style:family="paragraph" style:parent-style-name="Standard">
      <style:text-properties officeooo:rsid="0016d9e8" officeooo:paragraph-rsid="0016d9e8"/>
    </style:style>
    <style:style style:name="T1" style:family="text">
      <style:text-properties officeooo:rsid="00161d97"/>
    </style:style>
    <style:style style:name="T2" style:family="text">
      <style:text-properties officeooo:rsid="0016d9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Jornal Online.</text:p>
      <text:p text:style-name="P1"/>
      <text:p text:style-name="P1">2 – Fala sobre a discução da obrigação de se fornecer ajuda a pessoas para diminuir a taxa de suicídio.</text:p>
      <text:p text:style-name="P1"/>
      <text:p text:style-name="P1">3 – Apresenta os tópicos que serão falados e apresenta também depoimentos de pessoas.</text:p>
      <text:p text:style-name="P1"/>
      <text:p text:style-name="P1">4 – Mostrar que é uma fala de outra pessoas que não a que está redigindo o texto.</text:p>
      <text:p text:style-name="P1"/>
      <text:p text:style-name="P1">5 – UK Media report e UK’s Press Association.</text:p>
      <text:p text:style-name="P1"/>
      <text:p text:style-name="P1">6 – a) Daniel James.</text:p>
      <text:p text:style-name="P1">b) Suíça</text:p>
      <text:p text:style-name="P1">c) <text:span text:style-name="T1">Mais de 100 pessoas.</text:span></text:p>
      <text:p text:style-name="P2">d) Suíça, Belgica, Luxemburgo e Paises Baixos.</text:p>
      <text:p text:style-name="P2"/>
      <text:p text:style-name="P2">7 – a) 4</text:p>
      <text:p text:style-name="P2">b) 2</text:p>
      <text:p text:style-name="P2">c) 3</text:p>
      <text:p text:style-name="P2">d) 5</text:p>
      <text:p text:style-name="P2">e) 1</text:p>
      <text:p text:style-name="P1"/>
      <text:p text:style-name="P2">8 – Sim eutanásia é um meio de aliviar o sofrimento de pessoas e fámilias muito recorrido quando há alguém em coma, e sem esperança de que a pessoa acorde, já o suicídio assistido é quando uma pessoa ajuda ou inssentiva a outra a cometer o suicído.</text:p>
      <text:p text:style-name="P2"/>
      <text:p text:style-name="P2">9 – O suicído assistido no geral se parece com a eutanásia mais no geral só não é juridicamente aceito, mas na minha opinião é a eutanásia é a opção correta juridicamente e humanamente.</text:p>
      <text:p text:style-name="P2"/>
      <text:p text:style-name="P2">------------------------------------------------------------------------------------------------------------------------</text:p>
      <text:p text:style-name="P2"/>
      <text:p text:style-name="P2">1 – <text:span text:style-name="T2">a)</text:span> <text:span text:style-name="T2">its – a investigação</text:span></text:p>
      <text:p text:style-name="P3">b) he – Daniel </text:p>
      <text:p text:style-name="P3">c) his – sua/Daniel</text:p>
      <text:p text:style-name="P3">d) where – onde/clinica</text:p>
      <text:p text:style-name="P3">e) there - Policia </text:p>
      <text:p text:style-name="P3">f) it – ajudar a cometer suicídio</text:p>
      <text:p text:style-name="P3">g) this - PessoasNos</text:p>
      <text:p text:style-name="P3">h) those him = Nos ele</text:p>
      <text:p text:style-name="P3"/>
      <text:p text:style-name="P3">2 <text:s/>- a) Quem</text:p>
      <text:p text:style-name="P3">b) Por que</text:p>
      <text:p text:style-name="P3">c) Quando</text:p>
      <text:p text:style-name="P3">d) Como</text:p>
      <text:p text:style-name="P3">e) Oque</text:p>
      <text:p text:style-name="P3">f) Mais quantos</text:p>
      <text:p text:style-name="P3">g) Qual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12:35:37.076386669</meta:creation-date>
    <dc:date>2021-03-25T13:06:19.510195295</dc:date>
    <meta:editing-duration>PT2S</meta:editing-duration>
    <meta:editing-cycles>1</meta:editing-cycles>
    <meta:document-statistic meta:table-count="0" meta:image-count="0" meta:object-count="0" meta:page-count="1" meta:paragraph-count="32" meta:word-count="221" meta:character-count="1251" meta:non-whitespace-character-count="1044"/>
    <meta:generator>LibreOffice/6.4.6.2$Linux_X86_64 LibreOffice_project/40$Build-2</meta:generator>
  </office:meta>
</office:document-meta>
</file>